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12344" calcext:value-type="float">
            <text:p>63.7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3368" calcext:value-type="float">
            <text:p>63.5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744" calcext:value-type="float">
            <text:p>63.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0008" calcext:value-type="float">
            <text:p>63.3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20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17984" calcext:value-type="float">
            <text:p>63.11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2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0448" calcext:value-type="float">
            <text:p>63.02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1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5376" calcext:value-type="float">
            <text:p>62.8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18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12016" calcext:value-type="float">
            <text:p>62.61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2664" calcext:value-type="float">
            <text:p>62.4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1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2492" calcext:value-type="float">
            <text:p>62.22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7252" calcext:value-type="float">
            <text:p>62.0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1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86592" calcext:value-type="float">
            <text:p>61.8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1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93984" calcext:value-type="float">
            <text:p>61.5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1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46968" calcext:value-type="float">
            <text:p>61.8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1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6292" calcext:value-type="float">
            <text:p>61.4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1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1352" calcext:value-type="float">
            <text:p>61.8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0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6552" calcext:value-type="float">
            <text:p>61.5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9716" calcext:value-type="float">
            <text:p>61.09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06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10648" calcext:value-type="float">
            <text:p>60.8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05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18624" calcext:value-type="float">
            <text:p>60.61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0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804" calcext:value-type="float">
            <text:p>60.5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0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75368" calcext:value-type="float">
            <text:p>60.4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65056" calcext:value-type="float">
            <text:p>60.2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0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944" calcext:value-type="float">
            <text:p>60.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200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26216" calcext:value-type="float">
            <text:p>61.9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9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3224" calcext:value-type="float">
            <text:p>59.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9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65768" calcext:value-type="float">
            <text:p>59.8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9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9132" calcext:value-type="float">
            <text:p>60.0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9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9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3744" calcext:value-type="float">
            <text:p>59.6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9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0256" calcext:value-type="float">
            <text:p>66.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9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62976" calcext:value-type="float">
            <text:p>58.8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9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84768" calcext:value-type="float">
            <text:p>59.4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9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20432" calcext:value-type="float">
            <text:p>58.3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8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4944" calcext:value-type="float">
            <text:p>57.8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8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8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1024" calcext:value-type="float">
            <text:p>56.9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8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2824" calcext:value-type="float">
            <text:p>59.9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8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3296" calcext:value-type="float">
            <text:p>57.6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8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52592" calcext:value-type="float">
            <text:p>56.5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8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4416" calcext:value-type="float">
            <text:p>56.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3602</text:p>
          </table:table-cell>
          <table:table-cell office:value-type="string" calcext:value-type="string">
            <text:p>Center Plains School Quad</text:p>
          </table:table-cell>
          <table:table-cell office:value-type="string" calcext:value-type="string">
            <text:p>197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9068" calcext:value-type="float">
            <text:p>62.59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